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style:font-name="Times New         Roman" fo:font-size="9pt" fo:language="en" fo:country="GB"/>
    </style:style>
    <style:style style:name="T4" style:family="text">
      <style:text-properties fo:font-size="9pt" fo:language="en" fo:country="GB"/>
    </style:style>
    <style:style style:name="T5" style:family="text">
      <style:text-properties fo:color="#2b2b2b" fo:font-size="9pt" fo:language="en" fo:country="GB"/>
    </style:style>
    <style:style style:name="T6" style:family="text">
      <style:text-properties fo:color="#010101"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6.</text:span><text:span text:style-name="T1"> Board members should have unfettered access to all relevant information relating to the fund to enable them to make informed decisions.</text:span></text:p>
      <text:p text:style-name="P1"><text:span text:style-name="T2">57. </text:span><text:span text:style-name="T1">All information about the fund is confidential and may not be released to any person unless such person has a lawful right to such information, such as the rights of members to obtain the registered rules of the fund, actuarial valuations and audited financial statements. In particular, no person, other than board members and service providers, should have access to minutes of board meetings and membership details unless such information is required for a lawful purpose. The board should not, however, be obstructive in supplying information when the person requesting it has a lawful right to access such information.</text:span></text:p>
      <text:p text:style-name="P1"><text:span text:style-name="T2">58. </text:span><text:span text:style-name="T1">The information about a fund, its membership and investments belongs to the fund and the board should ensure that where this information is held by a service provider, that it is returned to the fund should the relationship with that service provider be terminated.</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06:38</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3" meta:word-count="167" meta:character-count="1035" meta:non-whitespace-character-count="871"/>
  </office:meta>
</office:document-meta>
</file>